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283cm" fo:min-width="2.079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131cm" fo:min-width="1.927cm" fo:padding-top="0.201cm" fo:padding-bottom="0.201cm" fo:padding-left="0.326cm" fo:padding-right="0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104cm" fo:min-width="1.94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79cm" svg:height="2.533cm" svg:x="4.776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11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7.467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10.023cm" svg:y="6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7.422cm" svg:y="11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10.04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7.467cm" svg:y="6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4.844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4.843cm" svg:y="3.6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Eichholz</meta:initial-creator>
    <meta:creation-date>2017-05-05T08:57:55.578613238</meta:creation-date>
    <dc:date>2017-05-05T15:35:06.656373100</dc:date>
    <dc:creator>Joe Eichholz</dc:creator>
    <meta:editing-duration>PT6H37M10S</meta:editing-duration>
    <meta:editing-cycles>4</meta:editing-cycles>
    <meta:generator>LibreOffice/5.2.6.2$Linux_X86_64 LibreOffice_project/20$Build-2</meta:generator>
    <meta:document-statistic meta:object-count="27"/>
  </office:meta>
</office:document-meta>
</file>